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FE / MT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Nouveaux mondes</text:p>
              </text:list-item>
              <text:list-item>
                <text:p text:style-name="P1">Script pour lancer les simulation</text:p>
                <text:list>
                  <text:list-item>
                    <text:p text:style-name="P1">En cours</text:p>
                  </text:list-item>
                </text:list>
              </text:list-item>
              <text:list-item>
                <text:p text:style-name="P1">MTSP</text:p>
                <text:list>
                  <text:list-item>
                    <text:p text:style-name="P1">Pas avancé</text:p>
                  </text:list-item>
                  <text:list-item>
                    <text:p text:style-name="P1">Essayer mTSP avec noeuds qui prennent en compte le temps d’investigation</text:p>
                  </text:list-item>
                </text:list>
              </text:list-item>
              <text:list-item>
                <text:p text:style-name="P1">Rapport</text:p>
                <text:list>
                  <text:list-item>
                    <text:p text:style-name="P1">Introd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4:11:59.464978739</meta:creation-date>
    <meta:editing-duration>PT7M38S</meta:editing-duration>
    <meta:editing-cycles>7</meta:editing-cycles>
    <meta:generator>LibreOffice/6.4.7.2$Linux_X86_64 LibreOffice_project/40$Build-2</meta:generator>
    <dc:title>Midnightblue</dc:title>
    <dc:date>2023-05-09T09:57:47.203840623</dc:date>
    <meta:document-statistic meta:object-count="56"/>
  </office:meta>
</office:document-meta>
</file>